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\infty$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\infty$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$\infty$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\infty$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$\infty$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$\infty$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\infty$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$\infty$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\infty$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$\infty$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$\infty$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$\infty$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\infty$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$\infty$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$\infty$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$\infty$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\infty$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$\infty$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$\infty$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$\infty$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$\infty$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23:24:07.605806494</meta:creation-date>
    <dc:date>2019-04-17T10:20:10.419981349</dc:date>
    <meta:editing-duration>PT6M30S</meta:editing-duration>
    <meta:editing-cycles>1</meta:editing-cycles>
    <meta:document-statistic meta:table-count="1" meta:cell-count="216" meta:object-count="0"/>
    <meta:generator>LibreOffice/6.0.7.3$Linux_X86_64 LibreOffice_project/00m0$Build-3</meta:generator>
  </office:meta>
</office:document-meta>
</file>